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0cf24f"/>
    </style:style>
    <style:style style:name="P2" style:family="paragraph" style:parent-style-name="Text_20_body">
      <style:text-properties fo:language="ro" fo:country="RO" fo:font-weight="normal" officeooo:rsid="000baf00" officeooo:paragraph-rsid="000a7512" style:font-weight-asian="normal" style:font-weight-complex="normal"/>
    </style:style>
    <style:style style:name="P3" style:family="paragraph" style:parent-style-name="Text_20_body">
      <style:text-properties fo:language="ro" fo:country="RO" officeooo:rsid="000cf24f" officeooo:paragraph-rsid="000cf24f"/>
    </style:style>
    <style:style style:name="P4" style:family="paragraph" style:parent-style-name="Table_20_Contents">
      <style:paragraph-properties fo:text-align="center" style:justify-single-word="false"/>
      <style:text-properties fo:language="ro" fo:country="RO" officeooo:rsid="000baf00" officeooo:paragraph-rsid="000baf00"/>
    </style:style>
    <style:style style:name="P5" style:family="paragraph" style:parent-style-name="Table_20_Contents">
      <style:paragraph-properties fo:text-align="center" style:justify-single-word="false"/>
      <style:text-properties fo:language="ro" fo:country="RO" fo:font-weight="bold" officeooo:rsid="000baf00" officeooo:paragraph-rsid="000baf00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fo:language="en" fo:country="US" officeooo:rsid="000baf00" officeooo:paragraph-rsid="000baf00"/>
    </style:style>
    <style:style style:name="P8" style:family="paragraph" style:parent-style-name="Title">
      <style:text-properties officeooo:rsid="00009997" officeooo:paragraph-rsid="00009997"/>
    </style:style>
    <style:style style:name="P9" style:family="paragraph" style:parent-style-name="Subtitle">
      <style:text-properties officeooo:rsid="00009997" officeooo:paragraph-rsid="00009997"/>
    </style:style>
    <style:style style:name="P10" style:family="paragraph" style:parent-style-name="Heading_20_2">
      <style:text-properties fo:language="ro" fo:country="RO" officeooo:rsid="000cf24f" officeooo:paragraph-rsid="000cf24f"/>
    </style:style>
    <style:style style:name="P11" style:family="paragraph" style:parent-style-name="Heading_20_1">
      <style:text-properties fo:language="ro" fo:country="RO" officeooo:rsid="00009997" officeooo:paragraph-rsid="00009997"/>
    </style:style>
    <style:style style:name="P12" style:family="paragraph" style:parent-style-name="Heading_20_1">
      <style:text-properties fo:language="ro" fo:country="RO" officeooo:rsid="0003d79b" officeooo:paragraph-rsid="0003d79b"/>
    </style:style>
    <style:style style:name="P13" style:family="paragraph" style:parent-style-name="Text_20_body" style:list-style-name="L1">
      <style:text-properties fo:language="ro" fo:country="RO" officeooo:rsid="00009997" officeooo:paragraph-rsid="00009997"/>
    </style:style>
    <style:style style:name="P14" style:family="paragraph" style:parent-style-name="Text_20_body" style:list-style-name="L2">
      <style:text-properties officeooo:paragraph-rsid="00073511"/>
    </style:style>
    <style:style style:name="P15" style:family="paragraph" style:parent-style-name="Text_20_body" style:list-style-name="L2">
      <style:text-properties fo:language="en" fo:country="US" officeooo:rsid="0002ebaf" officeooo:paragraph-rsid="00073511"/>
    </style:style>
    <style:style style:name="P16" style:family="paragraph" style:parent-style-name="Text_20_body" style:list-style-name="L2">
      <style:text-properties fo:language="en" fo:country="US" officeooo:rsid="0003d79b" officeooo:paragraph-rsid="00073511"/>
    </style:style>
    <style:style style:name="P17" style:family="paragraph" style:parent-style-name="Text_20_body" style:list-style-name="L2">
      <style:text-properties fo:language="en" fo:country="US" officeooo:rsid="0003d79b" officeooo:paragraph-rsid="0003d79b"/>
    </style:style>
    <style:style style:name="P18" style:family="paragraph" style:parent-style-name="Text_20_body" style:list-style-name="L2">
      <style:text-properties fo:language="en" fo:country="US" officeooo:rsid="0007292c" officeooo:paragraph-rsid="0007292c"/>
    </style:style>
    <style:style style:name="P19" style:family="paragraph" style:parent-style-name="Text_20_body" style:list-style-name="L2">
      <style:text-properties fo:language="en" fo:country="US" officeooo:rsid="000730e0" officeooo:paragraph-rsid="000730e0"/>
    </style:style>
    <style:style style:name="P20" style:family="paragraph" style:parent-style-name="Text_20_body" style:list-style-name="L2">
      <style:text-properties fo:language="en" fo:country="US" officeooo:rsid="00073511" officeooo:paragraph-rsid="00073511"/>
    </style:style>
    <style:style style:name="P21" style:family="paragraph" style:parent-style-name="Text_20_body" style:list-style-name="L4">
      <style:text-properties fo:language="en" fo:country="US" officeooo:rsid="0008db69" officeooo:paragraph-rsid="0008db69"/>
    </style:style>
    <style:style style:name="P22" style:family="paragraph" style:parent-style-name="Text_20_body" style:list-style-name="L4">
      <style:text-properties fo:language="en" fo:country="US" officeooo:rsid="000a7512" officeooo:paragraph-rsid="000a7512"/>
    </style:style>
    <style:style style:name="P23" style:family="paragraph" style:parent-style-name="Text_20_body" style:list-style-name="L2">
      <style:text-properties officeooo:rsid="00073511" officeooo:paragraph-rsid="00073511"/>
    </style:style>
    <style:style style:name="P24" style:family="paragraph" style:parent-style-name="Text_20_body" style:list-style-name="L3">
      <style:text-properties officeooo:paragraph-rsid="00009997"/>
    </style:style>
    <style:style style:name="P25" style:family="paragraph" style:parent-style-name="Text_20_body" style:list-style-name="L4">
      <style:text-properties officeooo:paragraph-rsid="000a7512"/>
    </style:style>
    <style:style style:name="P26" style:family="paragraph" style:parent-style-name="Text_20_body" style:list-style-name="L5">
      <style:text-properties officeooo:paragraph-rsid="00112c92"/>
    </style:style>
    <style:style style:name="P27" style:family="paragraph" style:parent-style-name="Text_20_body" style:list-style-name="L5">
      <style:text-properties officeooo:rsid="001597dd" officeooo:paragraph-rsid="001597dd"/>
    </style:style>
    <style:style style:name="T1" style:family="text">
      <style:text-properties fo:language="ro" fo:country="RO"/>
    </style:style>
    <style:style style:name="T2" style:family="text">
      <style:text-properties fo:language="ro" fo:country="RO" officeooo:rsid="00009997"/>
    </style:style>
    <style:style style:name="T3" style:family="text">
      <style:text-properties fo:language="ro" fo:country="RO" fo:font-weight="bold" style:font-weight-asian="bold" style:font-weight-complex="bold"/>
    </style:style>
    <style:style style:name="T4" style:family="text">
      <style:text-properties fo:language="ro" fo:country="RO" fo:font-weight="bold" officeooo:rsid="0003d79b" style:font-weight-asian="bold" style:font-weight-complex="bold"/>
    </style:style>
    <style:style style:name="T5" style:family="text">
      <style:text-properties fo:language="ro" fo:country="RO" fo:font-weight="bold" officeooo:rsid="000a7512" style:font-weight-asian="bold" style:font-weight-complex="bold"/>
    </style:style>
    <style:style style:name="T6" style:family="text">
      <style:text-properties fo:language="ro" fo:country="RO" fo:font-weight="bold" officeooo:rsid="00009997" style:font-weight-asian="bold" style:font-weight-complex="bold"/>
    </style:style>
    <style:style style:name="T7" style:family="text">
      <style:text-properties fo:language="ro" fo:country="RO" fo:font-weight="bold" fo:background-color="#bbe33d" loext:char-shading-value="0" style:font-weight-asian="bold" style:font-weight-complex="bold"/>
    </style:style>
    <style:style style:name="T8" style:family="text">
      <style:text-properties fo:language="ro" fo:country="RO" fo:font-weight="normal" style:font-weight-asian="normal" style:font-weight-complex="normal"/>
    </style:style>
    <style:style style:name="T9" style:family="text">
      <style:text-properties fo:language="ro" fo:country="RO" fo:font-weight="normal" officeooo:rsid="0003d79b" style:font-weight-asian="normal" style:font-weight-complex="normal"/>
    </style:style>
    <style:style style:name="T10" style:family="text">
      <style:text-properties fo:language="ro" fo:country="RO" fo:font-weight="normal" officeooo:rsid="000a7512" style:font-weight-asian="normal" style:font-weight-complex="normal"/>
    </style:style>
    <style:style style:name="T11" style:family="text">
      <style:text-properties fo:language="ro" fo:country="RO" fo:font-weight="normal" officeooo:rsid="000baf00" style:font-weight-asian="normal" style:font-weight-complex="normal"/>
    </style:style>
    <style:style style:name="T12" style:family="text">
      <style:text-properties fo:language="ro" fo:country="RO" fo:font-weight="normal" officeooo:rsid="001597dd" style:font-weight-asian="normal" style:font-weight-complex="normal"/>
    </style:style>
    <style:style style:name="T13" style:family="text">
      <style:text-properties fo:language="ro" fo:country="RO" fo:font-weight="normal" officeooo:rsid="00009997" style:font-weight-asian="normal" style:font-weight-complex="normal"/>
    </style:style>
    <style:style style:name="T14" style:family="text">
      <style:text-properties fo:language="ro" fo:country="RO" fo:font-weight="normal" officeooo:rsid="00173fc8" style:font-weight-asian="normal" style:font-weight-complex="normal"/>
    </style:style>
    <style:style style:name="T15" style:family="text">
      <style:text-properties fo:language="ro" fo:country="RO" fo:font-weight="normal" fo:background-color="#bbe33d" loext:char-shading-value="0" style:font-weight-asian="normal" style:font-weight-complex="normal"/>
    </style:style>
    <style:style style:name="T16" style:family="text">
      <style:text-properties fo:language="ro" fo:country="RO" officeooo:rsid="0001c59a"/>
    </style:style>
    <style:style style:name="T17" style:family="text">
      <style:text-properties fo:language="ro" fo:country="RO" officeooo:rsid="0003d79b"/>
    </style:style>
    <style:style style:name="T18" style:family="text">
      <style:text-properties fo:language="ro" fo:country="RO"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fo:language="ro" fo:country="RO"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language="ro" fo:country="RO" fo:font-style="normal" fo:font-weight="normal" officeooo:rsid="0004e5a8" style:font-style-asian="normal" style:font-weight-asian="normal" style:font-style-complex="normal" style:font-weight-complex="normal"/>
    </style:style>
    <style:style style:name="T21" style:family="text">
      <style:text-properties fo:language="ro" fo:country="RO" fo:font-style="normal" fo:font-weight="normal" officeooo:rsid="0003d79b" style:font-style-asian="normal" style:font-weight-asian="normal" style:font-style-complex="normal" style:font-weight-complex="normal"/>
    </style:style>
    <style:style style:name="T22" style:family="text">
      <style:text-properties fo:language="ro" fo:country="RO"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fo:language="ro" fo:country="RO" officeooo:rsid="0007292c"/>
    </style:style>
    <style:style style:name="T24" style:family="text">
      <style:text-properties fo:language="ro" fo:country="RO" officeooo:rsid="000730e0"/>
    </style:style>
    <style:style style:name="T25" style:family="text">
      <style:text-properties fo:language="ro" fo:country="RO" officeooo:rsid="0008db69"/>
    </style:style>
    <style:style style:name="T26" style:family="text">
      <style:text-properties fo:language="ro" fo:country="RO" officeooo:rsid="000cf24f"/>
    </style:style>
    <style:style style:name="T27" style:family="text">
      <style:text-properties fo:language="ro" fo:country="RO" officeooo:rsid="000a7512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color="#000000" style:font-name="Consolas" fo:font-size="9.5pt" fo:language="en" fo:country="US" officeooo:rsid="000cf24f" fo:background-color="#ffffff" loext:char-shading-value="0" style:font-size-asian="9.5pt"/>
    </style:style>
    <style:style style:name="T31" style:family="text">
      <style:text-properties fo:color="#000000" style:font-name="Consolas" fo:font-size="9.5pt" fo:language="en" fo:country="US" officeooo:rsid="000de37c" fo:background-color="#ffffff" loext:char-shading-value="0" style:font-size-asian="9.5pt"/>
    </style:style>
    <style:style style:name="T32" style:family="text">
      <style:text-properties fo:color="#000000" style:font-name="Liberation Serif" fo:font-size="12pt" fo:language="en" fo:country="US" fo:background-color="#ffffff" loext:char-shading-value="0" style:font-size-asian="12pt" style:font-size-complex="12pt"/>
    </style:style>
    <style:style style:name="T33" style:family="text">
      <style:text-properties fo:color="#000000" style:font-name="Liberation Serif" fo:font-size="12pt" fo:language="en" fo:country="US" officeooo:rsid="000de37c" fo:background-color="#ffffff" loext:char-shading-value="0" style:font-size-asian="12pt" style:font-size-complex="12pt"/>
    </style:style>
    <style:style style:name="T34" style:family="text">
      <style:text-properties fo:color="#000000" style:font-name="Liberation Serif" fo:font-size="12pt" fo:language="ro" fo:country="RO" fo:background-color="#ffffff" loext:char-shading-value="0" style:font-size-asian="12pt" style:font-size-complex="12pt"/>
    </style:style>
    <style:style style:name="T35" style:family="text">
      <style:text-properties fo:color="#000000" style:font-name="Liberation Serif" fo:font-size="12pt" fo:language="ro" fo:country="RO" officeooo:rsid="000e6d5f" fo:background-color="#ffffff" loext:char-shading-value="0" style:font-size-asian="12pt" style:font-size-complex="12pt"/>
    </style:style>
    <style:style style:name="T36" style:family="text">
      <style:text-properties fo:color="#000000" style:font-name="Liberation Serif" fo:font-size="12pt" fo:language="ro" fo:country="RO" officeooo:rsid="00112674" fo:background-color="#ffffff" loext:char-shading-value="0" style:font-size-asian="12pt" style:font-size-complex="12pt"/>
    </style:style>
    <style:style style:name="T37" style:family="text">
      <style:text-properties fo:color="#000000" style:font-name="Liberation Serif" fo:font-size="12pt" fo:language="ro" fo:country="RO" fo:font-weight="bold" fo:background-color="#ffffff" loext:char-shading-value="0" style:font-size-asian="12pt" style:font-weight-asian="bold" style:font-size-complex="12pt" style:font-weight-complex="bold"/>
    </style:style>
    <style:style style:name="T38" style:family="text">
      <style:text-properties fo:color="#000000" fo:language="en" fo:country="US" fo:background-color="#ffffff" loext:char-shading-value="0"/>
    </style:style>
    <style:style style:name="T39" style:family="text">
      <style:text-properties fo:color="#000000" fo:language="ro" fo:country="RO" fo:background-color="#ffffff" loext:char-shading-value="0"/>
    </style:style>
    <style:style style:name="T40" style:family="text">
      <style:text-properties fo:color="#000000" fo:language="ro" fo:country="RO" fo:font-weight="bold" fo:background-color="#ffffff" loext:char-shading-value="0" style:font-weight-asian="bold" style:font-weight-complex="bold"/>
    </style:style>
    <style:style style:name="T41" style:family="text">
      <style:text-properties fo:language="en" fo:country="US" fo:font-weight="normal" style:font-weight-asian="normal" style:font-weight-complex="normal"/>
    </style:style>
    <style:style style:name="T42" style:family="text">
      <style:text-properties fo:language="en" fo:country="US" fo:font-weight="normal" officeooo:rsid="000a7512" style:font-weight-asian="normal" style:font-weight-complex="normal"/>
    </style:style>
    <style:style style:name="T43" style:family="text">
      <style:text-properties fo:language="en" fo:country="US" officeooo:rsid="00009997"/>
    </style:style>
    <style:style style:name="T44" style:family="text">
      <style:text-properties fo:language="en" fo:country="US" fo:font-style="normal" fo:font-weight="normal" officeooo:rsid="0003d79b" style:font-style-asian="normal" style:font-weight-asian="normal" style:font-style-complex="normal" style:font-weight-complex="normal"/>
    </style:style>
    <style:style style:name="T45" style:family="text">
      <style:text-properties fo:language="en" fo:country="US" fo:font-style="normal" fo:font-weight="normal" officeooo:rsid="00073511" style:font-style-asian="normal" style:font-weight-asian="normal" style:font-style-complex="normal" style:font-weight-complex="normal"/>
    </style:style>
    <style:style style:name="T46" style:family="text">
      <style:text-properties fo:language="en" fo:country="US" fo:font-style="normal" fo:font-weight="bold" officeooo:rsid="0003d79b" style:font-style-asian="normal" style:font-weight-asian="bold" style:font-style-complex="normal" style:font-weight-complex="bold"/>
    </style:style>
    <style:style style:name="T47" style:family="text">
      <style:text-properties fo:language="en" fo:country="US" officeooo:rsid="000cf24f"/>
    </style:style>
    <style:style style:name="T48" style:family="text">
      <style:text-properties fo:language="en" fo:country="US" fo:font-weight="bold" officeooo:rsid="000a7512" style:font-weight-asian="bold" style:font-weight-complex="bold"/>
    </style:style>
    <style:style style:name="T49" style:family="text">
      <style:text-properties style:text-position="super 58%" fo:language="en" fo:country="US" fo:font-weight="normal" style:font-weight-asian="normal" style:font-weight-complex="normal"/>
    </style:style>
    <style:style style:name="T50" style:family="text">
      <style:text-properties style:text-position="0% 100%" fo:language="en" fo:country="US" fo:font-weight="normal" style:font-weight-asian="normal" style:font-weight-complex="normal"/>
    </style:style>
    <style:style style:name="T51" style:family="text">
      <style:text-properties fo:font-style="italic" fo:font-weight="bold" style:font-style-asian="italic" style:font-weight-asian="bold" style:font-style-complex="italic" style:font-weight-complex="bold"/>
    </style:style>
    <style:style style:name="T5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03d79b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073511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bold" style:font-style-asian="normal" style:font-weight-asian="bold" style:font-style-complex="normal" style:font-weight-complex="bold"/>
    </style:style>
    <style:style style:name="T56" style:family="text">
      <style:text-properties fo:font-style="normal" fo:font-weight="bold" officeooo:rsid="0003d79b" style:font-style-asian="normal" style:font-weight-asian="bold" style:font-style-complex="normal" style:font-weight-complex="bold"/>
    </style:style>
    <style:style style:name="T57" style:family="text">
      <style:text-properties officeooo:rsid="0006c715"/>
    </style:style>
    <style:style style:name="T58" style:family="text">
      <style:text-properties officeooo:rsid="000a7512"/>
    </style:style>
    <style:style style:name="T59" style:family="text">
      <style:text-properties officeooo:rsid="000cf24f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Sudoku</text:p>
      <text:p text:style-name="P9">Generare tabl<text:span text:style-name="T1">ă</text:span></text:p>
      <text:h text:style-name="P11" text:outline-level="1">Cerințe/constrângeri input:</text:h>
      <text:list xml:id="list3368882812" text:style-name="L1">
        <text:list-item>
          <text:p text:style-name="P13">Dimensiunea tablei să fie <text:span text:style-name="T28">nxn</text:span><text:span text:style-name="T29">, unde </text:span><text:span text:style-name="T28">n </text:span><text:span text:style-name="T29">este un pătrat perfect </text:span><text:span text:style-name="T41">(ex: 1 = 1</text:span><text:span text:style-name="T49">2</text:span><text:span text:style-name="T50">, 4 = 2</text:span><text:span text:style-name="T49">2</text:span><text:span text:style-name="T50">, 9 = 3</text:span><text:span text:style-name="T49">2</text:span><text:span text:style-name="T50">, 16 = 4</text:span><text:span text:style-name="T49">2</text:span><text:span text:style-name="T50">, 25 = 5</text:span><text:span text:style-name="T49">2</text:span><text:span text:style-name="T50"> …)</text:span></text:p>
        </text:list-item>
      </text:list>
      <text:h text:style-name="P12" text:outline-level="1">Constrângeri de generare:</text:h>
      <text:list xml:id="list2007837261" text:style-name="L2">
        <text:list-item>
          <text:p text:style-name="P15"><text:span text:style-name="T16">Î</text:span><text:span text:style-name="T17">n funcție de numărul </text:span><text:span text:style-name="T4">n</text:span><text:span text:style-name="T9">, pe tablă vor putea exista numere în intervalul [1 – </text:span><text:span text:style-name="T4">n</text:span><text:span text:style-name="T9">], adică n numere (</text:span><text:span text:style-name="T4">n</text:span><text:span text:style-name="T9"> – 1 + 1 = n).</text:span></text:p>
          <text:list>
            <text:list-item>
              <text:p text:style-name="P15"><text:span text:style-name="T54">E</text:span><text:span text:style-name="T21">x: </text:span><text:span text:style-name="T53">pentru </text:span><text:span text:style-name="T56">n = 9</text:span><text:span text:style-name="T53"> vom avea numerele de la 1 la 9</text:span></text:p>
            </text:list-item>
          </text:list>
        </text:list-item>
        <text:list-item>
          <text:p text:style-name="P16"><text:span text:style-name="T8">Pe fiecare </text:span><text:span text:style-name="T51">linie, coloan</text:span><text:span text:style-name="T18">ă</text:span><text:span text:style-name="T19"> și </text:span><text:span text:style-name="T18"><text:s/>pătrat</text:span><text:span text:style-name="T19"> din </text:span><text:span text:style-name="T22">matrice</text:span><text:span text:style-name="T19"> (tabla de joc) vor exista </text:span><text:span text:style-name="T22">maxim o singură valoare</text:span><text:span text:style-name="T19"> din intervalul </text:span><text:span text:style-name="T52">[1 – </text:span><text:span text:style-name="T55">n</text:span><text:span text:style-name="T52">]</text:span></text:p>
          <text:list>
            <text:list-item>
              <text:p text:style-name="P14"><text:span text:style-name="T45">E</text:span><text:span text:style-name="T21">x: </text:span><text:span text:style-name="T44">pentru </text:span><text:span text:style-name="T46">n = 9</text:span></text:p>
            </text:list-item>
            <text:list-item>
              <text:p text:style-name="P14"><text:span text:style-name="T45">P</text:span><text:span text:style-name="T44">e fiecare linie vor fi valori </text:span><text:span text:style-name="T21">între 1 și 9 luate o singură dată (fară duplicate).</text:span></text:p>
            </text:list-item>
            <text:list-item>
              <text:p text:style-name="P14"><text:span text:style-name="T45">P</text:span><text:span text:style-name="T21">e fiecare coloană vor fi valori între 1 și 9 luate o singură dată (fără duplicate).</text:span></text:p>
            </text:list-item>
            <text:list-item>
              <text:p text:style-name="P14"><text:span text:style-name="T45">P</text:span><text:span text:style-name="T21">e fiecare din cele 9 pătrate de 3 x 3 vor fi valori între 1 și 9 luate o singură dată (fără duplicate).</text:span></text:p>
            </text:list-item>
          </text:list>
        </text:list-item>
        <text:list-item>
          <text:p text:style-name="P17"><text:span text:style-name="T52">Tabla de joc va fi format</text:span><text:span text:style-name="T19">ă din </text:span><text:span text:style-name="T22">n</text:span><text:span text:style-name="T19"> pătrate </text:span><text:span text:style-name="T20">de dimensine </text:span><draw:frame draw:style-name="fr1" draw:name="Object2" text:anchor-type="as-char" svg:y="-0.1634in" svg:width="0.5799in" svg:height="0.1984in" draw:z-index="0"><draw:object xlink:href="./Object 2" xlink:type="simple" xlink:show="embed" xlink:actuate="onLoad"/><draw:image xlink:href="./ObjectReplacements/Object 2" xlink:type="simple" xlink:show="embed" xlink:actuate="onLoad"/><svg:desc>formula</svg:desc></draw:frame><text:span text:style-name="T57">(linii x coloane) </text:span><text:span text:style-name="T23">în modul următor:</text:span></text:p>
          <text:list>
            <text:list-item>
              <text:p text:style-name="P18">Tabla <text:span text:style-name="T1">de joc va avea pe fiecare linie </text:span><text:span text:style-name="T24">și fiecare coloană</text:span><text:span text:style-name="T1"> </text:span><text:span text:style-name="T1"><draw:frame draw:style-name="fr1" draw:name="Object3" text:anchor-type="as-char" svg:y="-0.1634in" svg:width="0.2665in" svg:height="0.1984in" draw:z-index="1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24">pătrate.</text:span></text:p>
            </text:list-item>
            <text:list-item>
              <text:p text:style-name="P19"><text:span text:style-name="T1">Fiecare dintre acest pătrat va avea și el dimensiunea de </text:span><text:span text:style-name="T1"><draw:frame draw:style-name="fr1" draw:name="Object4" text:anchor-type="as-char" svg:y="-0.1634in" svg:width="0.5799in" svg:height="0.1984in" draw:z-index="2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1">linii și coloane, și va fi compus din piese (celule).</text:span></text:p>
            </text:list-item>
            <text:list-item>
              <text:p text:style-name="P19"><text:span text:style-name="T1">O piesă este o unitate ce reține un număr (între </text:span>[1 – <text:span text:style-name="T28">n</text:span><text:span text:style-name="T29">]) </text:span><text:span text:style-name="T8">și poate fi deja presetată cu o valoare (în urma generării tablei) sau liberă (urmând a fi completata în timpul jocului).</text:span></text:p>
            </text:list-item>
            <text:list-item>
              <text:p text:style-name="P20"><text:span text:style-name="T29">Ex: pentru </text:span><text:span text:style-name="T28">n = 9</text:span></text:p>
            </text:list-item>
            <text:list-item>
              <text:p text:style-name="P23"><text:span text:style-name="T41">Tabla va fi format</text:span><text:span text:style-name="T8">ă din 9 pătrate (</text:span><text:span text:style-name="T41">3 pe fiecare </text:span><text:span text:style-name="T8">linie ,3</text:span><text:span text:style-name="T41"> pe fiecare coloan</text:span><text:span text:style-name="T8">ă)</text:span></text:p>
            </text:list-item>
            <text:list-item>
              <text:p text:style-name="P23"><text:span text:style-name="T8">Fiecare pătrat va fi de dimensiune 3 x 3 și va conține piese cu valori între 1 și 9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  <style:text-properties officeooo:rsid="000cf24f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2.1$Windows_X86_64 LibreOffice_project/65905a128db06ba48db947242809d14d3f9a93fe</meta:generator>
    <dc:date>2019-05-04T13:05:50.448000000</dc:date>
    <meta:editing-duration>PT1H7M9S</meta:editing-duration>
    <meta:editing-cycles>14</meta:editing-cycles>
    <meta:document-statistic meta:table-count="0" meta:image-count="0" meta:object-count="3" meta:page-count="1" meta:paragraph-count="19" meta:word-count="290" meta:character-count="1383" meta:non-whitespace-character-count="1122"/>
  </office:meta>
</office:document-meta>
</file>

<file path=Object 2/content.xml><?xml version="1.0" encoding="utf-8"?>
<math xmlns="http://www.w3.org/1998/Math/MathML" display="block">
  <semantics>
    <mrow>
      <msqrt>
        <mi>n</mi>
      </msqrt>
      <mi>x</mi>
      <msqrt>
        <mi>n</mi>
      </msqrt>
    </mrow>
    <annotation encoding="StarMath 5.0">sqrt{ n } x sqrt{ n }</annotation>
  </semantics>
</math>
</file>

<file path=Object 3/content.xml><?xml version="1.0" encoding="utf-8"?>
<math xmlns="http://www.w3.org/1998/Math/MathML" display="block">
  <semantics>
    <msqrt>
      <mi>n</mi>
    </msqrt>
    <annotation encoding="StarMath 5.0">sqrt{ n }</annotation>
  </semantics>
</math>
</file>

<file path=Object 4/content.xml><?xml version="1.0" encoding="utf-8"?>
<math xmlns="http://www.w3.org/1998/Math/MathML" display="block">
  <semantics>
    <mrow>
      <msqrt>
        <mi>n</mi>
      </msqrt>
      <mi>x</mi>
      <msqrt>
        <mi>n</mi>
      </msqrt>
    </mrow>
    <annotation encoding="StarMath 5.0">sqrt{ n } x sqrt{ n }</annotation>
  </semantics>
</math>
</file>